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342cm" fo:min-width="2.68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.2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96cm" fo:min-width="3.90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76cm" fo:min-width="1.626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cm" fo:min-width="3.2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2.152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38cm" fo:min-width="2.648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cm" fo:min-width="4.7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5.5cm" loext:decorative="false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3" style:family="graphic" style:parent-style-name="standard">
      <style:graphic-properties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1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696cm" fo:min-width="3.43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cm" fo:min-width="3.56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4.5cm" svg:height="2.25cm" svg:x="8.25cm" svg:y="1.05cm">
            <text:p text:style-name="P1">star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xml:id="id1" draw:id="id1" draw:layer="layout" svg:width="4.75cm" svg:height="1.5cm" svg:x="8cm" svg:y="4.55cm">
            <text:p text:style-name="P1">Empty list a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2" draw:id="id2" draw:layer="layout" svg:width="7cm" svg:height="1.5cm" svg:x="6.5cm" svg:y="7.55cm">
            <text:p text:style-name="P1">Enter inputs in n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5" draw:text-style-name="P1" xml:id="id3" draw:id="id3" draw:layer="layout" svg:width="5.5cm" svg:height="1.5cm" svg:x="7.75cm" svg:y="10.8cm">
            <text:p text:style-name="P1">For loop i</text:p>
            <draw:enhanced-geometry svg:viewBox="0 0 21600 21600" draw:type="rectangle" draw:enhanced-path="M 0 0 L 21600 0 21600 21600 0 21600 0 0 Z N"/>
          </draw:custom-shape>
          <draw:custom-shape draw:style-name="gr6" draw:text-style-name="P1" xml:id="id4" draw:id="id4" draw:layer="layout" svg:width="4.25cm" svg:height="4.25cm" svg:x="8.5cm" svg:y="13.3cm">
            <text:p text:style-name="P1">I&lt;=n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1" xml:id="id5" draw:id="id5" draw:layer="layout" svg:width="3.75cm" svg:height="1.25cm" svg:x="2.5cm" svg:y="16.8cm">
            <text:p text:style-name="P1">Empty list n</text:p>
            <draw:enhanced-geometry svg:viewBox="0 0 21600 21600" draw:type="rectangle" draw:enhanced-path="M 0 0 L 21600 0 21600 21600 0 21600 0 0 Z N"/>
          </draw:custom-shape>
          <draw:custom-shape draw:style-name="gr8" draw:text-style-name="P1" xml:id="id6" draw:id="id6" draw:layer="layout" svg:width="3.75cm" svg:height="1.5cm" svg:x="14.75cm" svg:y="16.55cm">
            <text:p text:style-name="P1">e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" draw:id="id7" draw:layer="layout" svg:width="5cm" svg:height="1.25cm" svg:x="1.5cm" svg:y="19.55cm">
            <text:p text:style-name="P1">get input n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position-x="$0" draw:handle-position-y="top" draw:handle-range-x-minimum="0" draw:handle-range-x-maximum="21600"/>
            </draw:enhanced-geometry>
          </draw:custom-shape>
          <draw:custom-shape draw:style-name="gr10" draw:text-style-name="P1" xml:id="id9" draw:id="id9" draw:layer="layout" svg:width="5.25cm" svg:height="1.75cm" svg:x="2.25cm" svg:y="22.3cm">
            <text:p text:style-name="P1">Append n1 to list n</text:p>
            <draw:enhanced-geometry svg:viewBox="0 0 21600 21600" draw:type="rectangle" draw:enhanced-path="M 0 0 L 21600 0 21600 21600 0 21600 0 0 Z N"/>
          </draw:custom-shape>
          <draw:custom-shape draw:style-name="gr11" draw:text-style-name="P1" xml:id="id8" draw:id="id8" draw:layer="layout" svg:width="6cm" svg:height="1.75cm" svg:x="10.25cm" svg:y="22.55cm">
            <text:p text:style-name="P1">Append n to list a</text:p>
            <draw:enhanced-geometry svg:viewBox="0 0 21600 21600" draw:type="rectangle" draw:enhanced-path="M 0 0 L 21600 0 21600 21600 0 21600 0 0 Z N"/>
          </draw:custom-shape>
          <draw:line draw:style-name="gr12" draw:text-style-name="P2" draw:layer="layout" svg:x1="10.5cm" svg:y1="3.3cm" svg:x2="10.75cm" svg:y2="4.55cm">
            <text:p/>
          </draw:line>
          <draw:connector draw:style-name="gr13" draw:text-style-name="P1" draw:layer="layout" svg:x1="10.375cm" svg:y1="6.05cm" svg:x2="10cm" svg:y2="7.55cm" draw:start-shape="id1" draw:start-glue-point="2" draw:end-shape="id2" draw:end-glue-point="5" svg:d="M10375 6050v750h-375v750" svg:viewBox="0 0 376 1501">
            <text:p/>
          </draw:connector>
          <draw:connector draw:style-name="gr13" draw:text-style-name="P1" draw:layer="layout" svg:x1="10cm" svg:y1="9.05cm" svg:x2="10.5cm" svg:y2="10.8cm" draw:start-shape="id2" draw:start-glue-point="8" draw:end-shape="id3" draw:end-glue-point="0" svg:d="M10000 9050v876h500v874" svg:viewBox="0 0 501 1751">
            <text:p/>
          </draw:connector>
          <draw:connector draw:style-name="gr13" draw:text-style-name="P1" draw:layer="layout" svg:x1="10.5cm" svg:y1="12.3cm" svg:x2="10.625cm" svg:y2="13.3cm" draw:start-shape="id3" draw:start-glue-point="2" draw:end-shape="id4" draw:end-glue-point="4" svg:d="M10500 12300v500h125v500" svg:viewBox="0 0 126 1001">
            <text:p/>
          </draw:connector>
          <draw:connector draw:style-name="gr13" draw:text-style-name="P1" draw:layer="layout" svg:x1="8.5cm" svg:y1="15.425cm" svg:x2="4.375cm" svg:y2="16.8cm" draw:start-shape="id4" draw:start-glue-point="5" draw:end-shape="id5" draw:end-glue-point="0" svg:d="M8500 15425h-4125v1375" svg:viewBox="0 0 4126 1376">
            <text:p/>
          </draw:connector>
          <draw:connector draw:style-name="gr13" draw:text-style-name="P1" draw:layer="layout" svg:x1="12.75cm" svg:y1="15.425cm" svg:x2="16.625cm" svg:y2="16.55cm" draw:start-shape="id4" draw:start-glue-point="7" draw:end-shape="id6" draw:end-glue-point="4" svg:d="M12750 15425h3875v1125" svg:viewBox="0 0 3876 1126">
            <text:p/>
          </draw:connector>
          <draw:connector draw:style-name="gr13" draw:text-style-name="P1" draw:layer="layout" svg:x1="4.375cm" svg:y1="18.05cm" svg:x2="4cm" svg:y2="19.55cm" draw:start-shape="id5" draw:start-glue-point="2" draw:end-shape="id7" draw:end-glue-point="5" svg:d="M4375 18050v750h-375v750" svg:viewBox="0 0 376 1501">
            <text:p/>
          </draw:connector>
          <draw:connector draw:style-name="gr13" draw:text-style-name="P1" draw:layer="layout" draw:line-skew="3.249cm" svg:x1="16.25cm" svg:y1="23.425cm" svg:x2="12.75cm" svg:y2="5.3cm" draw:start-shape="id8" draw:start-glue-point="1" draw:end-shape="id1" draw:end-glue-point="1" svg:d="M16250 23425h3750v-18125h-7250" svg:viewBox="0 0 7251 18126">
            <text:p/>
          </draw:connector>
          <draw:frame draw:style-name="gr14" draw:text-style-name="P3" draw:layer="layout" svg:width="1.75cm" svg:height="0.962cm" svg:x="6cm" svg:y="15.05cm">
            <draw:text-box>
              <text:p>yes</text:p>
            </draw:text-box>
          </draw:frame>
          <draw:frame draw:style-name="gr14" draw:text-style-name="P3" draw:layer="layout" svg:width="1.5cm" svg:height="0.962cm" svg:x="13.5cm" svg:y="15.8cm">
            <draw:text-box>
              <text:p>no</text:p>
            </draw:text-box>
          </draw:frame>
          <draw:line draw:style-name="gr15" draw:text-style-name="P2" draw:layer="layout" svg:x1="4cm" svg:y1="21.05cm" svg:x2="4cm" svg:y2="22.3cm">
            <text:p/>
          </draw:line>
          <draw:connector draw:style-name="gr13" draw:text-style-name="P1" draw:layer="layout" draw:line-skew="1.375cm 0.999cm" svg:x1="4.875cm" svg:y1="22.3cm" svg:x2="6.25cm" svg:y2="17.425cm" draw:start-shape="id9" draw:start-glue-point="0" draw:end-shape="id5" draw:end-glue-point="1" svg:d="M4875 22300v-750h2875v-4125h-1500" svg:viewBox="0 0 2876 4876">
            <text:p/>
          </draw:connector>
          <draw:connector draw:style-name="gr13" draw:text-style-name="P1" draw:layer="layout" svg:x1="6.25cm" svg:y1="17.425cm" svg:x2="13.25cm" svg:y2="22.55cm" draw:start-shape="id5" draw:start-glue-point="1" draw:end-shape="id8" draw:end-glue-point="0" svg:d="M6250 17425h7000v5125" svg:viewBox="0 0 7001 5126">
            <text:p/>
          </draw:connector>
          <draw:custom-shape draw:style-name="gr16" draw:text-style-name="P1" xml:id="id10" draw:id="id10" draw:layer="layout" svg:width="6.25cm" svg:height="1.5cm" svg:x="9.75cm" svg:y="25.8cm">
            <text:p text:style-name="P1">output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position-x="$0" draw:handle-position-y="top" draw:handle-range-x-minimum="0" draw:handle-range-x-maximum="21600"/>
            </draw:enhanced-geometry>
          </draw:custom-shape>
          <draw:connector draw:style-name="gr13" draw:text-style-name="P1" draw:layer="layout" svg:x1="13.25cm" svg:y1="24.3cm" svg:x2="12.875cm" svg:y2="25.8cm" draw:start-shape="id8" draw:start-glue-point="2" draw:end-shape="id10" draw:end-glue-point="5" svg:d="M13250 24300v750h-375v750" svg:viewBox="0 0 376 1501">
            <text:p/>
          </draw:connector>
          <draw:frame draw:style-name="gr17" draw:text-style-name="P3" draw:layer="layout" svg:width="2.25cm" svg:height="0.962cm" svg:x="13cm" svg:y="24.588cm">
            <draw:text-box>
              <text:p>sort</text:p>
            </draw:text-box>
          </draw:frame>
          <draw:custom-shape draw:style-name="gr18" draw:text-style-name="P1" xml:id="id11" draw:id="id11" draw:layer="layout" svg:width="5.75cm" svg:height="1.2cm" svg:x="9.25cm" svg:y="28.05cm">
            <text:p text:style-name="P1">e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" draw:layer="layout" svg:x1="12.094cm" svg:y1="27.3cm" svg:x2="14.158cm" svg:y2="28.225cm" draw:start-shape="id10" draw:start-glue-point="7" draw:end-shape="id11" draw:end-glue-point="11" svg:d="M12094 27300v376h2064v549" svg:viewBox="0 0 2065 92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4T14:52:58.386021700</meta:creation-date>
    <dc:date>2025-08-14T16:12:43.923477900</dc:date>
    <meta:editing-duration>PT2M39S</meta:editing-duration>
    <meta:editing-cycles>1</meta:editing-cycles>
    <meta:document-statistic meta:object-count="29"/>
    <meta:generator>LibreOffice/25.2.5.2$Windows_X86_64 LibreOffice_project/03d19516eb2e1dd5d4ccd751a0d6f35f35e08022</meta:generator>
  </office:meta>
</office:document-meta>
</file>